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are and contract Locke's and Marx's approach to propert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Rob Dyke</meta:initial-creator>
    <meta:creation-date>2007-02-03T11:57:19</meta:creation-date>
    <dc:creator>Rob Dyke</dc:creator>
    <dc:date>2007-02-03T12:02:24</dc:date>
    <dc:language>en-GB</dc:language>
    <meta:editing-cycles>2</meta:editing-cycles>
    <meta:editing-duration>PT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9" meta:character-count="61"/>
  </office:meta>
</office:document-meta>
</file>